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aira1" svg:font-family="Saira"/>
    <style:font-face style:name="Sairaular1" svg:font-family="Sairaular"/>
    <style:font-face style:name="DejaVu Sans1" svg:font-family="'DejaVu Sans'" style:font-pitch="variable"/>
    <style:font-face style:name="Liberation Serif1" svg:font-family="'Liberation Serif'" style:font-pitch="variable"/>
    <style:font-face style:name="Saira" svg:font-family="Saira" style:font-pitch="variable"/>
    <style:font-face style:name="Sairaular" svg:font-family="Saira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576d7b"/>
    </style:style>
    <style:style style:name="gr2" style:family="graphic" style:parent-style-name="standard">
      <style:graphic-properties draw:stroke="none" draw:fill="solid" draw:fill-color="#ffffff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7.317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0.467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1.106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1.745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.026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6.106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3.262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0.514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6.627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1.868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7.652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4.362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0.065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5.903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3.012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2.694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4.235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6.212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2.703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1.92cm" fo:padding-top="0cm" fo:padding-bottom="0cm" fo:padding-left="0cm" fo:padding-right="0cm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2.47cm" fo:padding-top="0cm" fo:padding-bottom="0cm" fo:padding-left="0cm" fo:padding-right="0cm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1.479cm" fo:min-width="11.694cm" fo:padding-top="0cm" fo:padding-bottom="0cm" fo:padding-left="0cm" fo:padding-right="0cm"/>
      <style:paragraph-properties style:writing-mode="lr-tb"/>
    </style:style>
    <style:style style:name="gr25" style:family="graphic" style:parent-style-name="standard" style:list-style-name="L2">
      <style:graphic-properties draw:stroke="none" draw:fill="none" draw:textarea-horizontal-align="left" draw:textarea-vertical-align="top" draw:auto-grow-height="true" draw:auto-grow-width="true" fo:min-height="0.468cm" fo:min-width="2.347cm" fo:padding-top="0cm" fo:padding-bottom="0cm" fo:padding-left="0cm" fo:padding-right="0cm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1.8cm" fo:padding-top="0cm" fo:padding-bottom="0cm" fo:padding-left="0cm" fo:padding-right="0cm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1.419cm" fo:padding-top="0cm" fo:padding-bottom="0cm" fo:padding-left="0cm" fo:padding-right="0cm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0.352cm" fo:padding-top="0cm" fo:padding-bottom="0cm" fo:padding-left="0cm" fo:padding-right="0cm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1.898cm" fo:padding-top="0cm" fo:padding-bottom="0cm" fo:padding-left="0cm" fo:padding-right="0cm"/>
      <style:paragraph-properties style:writing-mode="lr-tb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0.984cm" fo:padding-top="0cm" fo:padding-bottom="0cm" fo:padding-left="0cm" fo:padding-right="0cm"/>
      <style:paragraph-properties style:writing-mode="lr-tb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0.403cm" fo:padding-top="0cm" fo:padding-bottom="0cm" fo:padding-left="0cm" fo:padding-right="0cm"/>
      <style:paragraph-properties style:writing-mode="lr-tb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.987cm" fo:padding-top="0cm" fo:padding-bottom="0cm" fo:padding-left="0cm" fo:padding-right="0cm"/>
      <style:paragraph-properties style:writing-mode="lr-tb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4.993cm" fo:padding-top="0cm" fo:padding-bottom="0cm" fo:padding-left="0cm" fo:padding-right="0cm"/>
      <style:paragraph-properties style:writing-mode="lr-tb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2.504cm" fo:padding-top="0cm" fo:padding-bottom="0cm" fo:padding-left="0cm" fo:padding-right="0cm"/>
      <style:paragraph-properties style:writing-mode="lr-tb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2.123cm" fo:padding-top="0cm" fo:padding-bottom="0cm" fo:padding-left="0cm" fo:padding-right="0cm"/>
      <style:paragraph-properties style:writing-mode="lr-tb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2.593cm" fo:padding-top="0cm" fo:padding-bottom="0cm" fo:padding-left="0cm" fo:padding-right="0cm"/>
      <style:paragraph-properties style:writing-mode="lr-tb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2.03cm" fo:padding-top="0cm" fo:padding-bottom="0cm" fo:padding-left="0cm" fo:padding-right="0cm"/>
      <style:paragraph-properties style:writing-mode="lr-tb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4.337cm" fo:padding-top="0cm" fo:padding-bottom="0cm" fo:padding-left="0cm" fo:padding-right="0cm"/>
      <style:paragraph-properties style:writing-mode="lr-tb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5.471cm" fo:padding-top="0cm" fo:padding-bottom="0cm" fo:padding-left="0cm" fo:padding-right="0cm"/>
      <style:paragraph-properties style:writing-mode="lr-tb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5.078cm" fo:padding-top="0cm" fo:padding-bottom="0cm" fo:padding-left="0cm" fo:padding-right="0cm"/>
      <style:paragraph-properties style:writing-mode="lr-tb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.378cm" fo:padding-top="0cm" fo:padding-bottom="0cm" fo:padding-left="0cm" fo:padding-right="0cm"/>
      <style:paragraph-properties style:writing-mode="lr-tb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.005cm" fo:padding-top="0cm" fo:padding-bottom="0cm" fo:padding-left="0cm" fo:padding-right="0cm"/>
      <style:paragraph-properties style:writing-mode="lr-tb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.225cm" fo:padding-top="0cm" fo:padding-bottom="0cm" fo:padding-left="0cm" fo:padding-right="0cm"/>
      <style:paragraph-properties style:writing-mode="lr-tb"/>
    </style:style>
    <style:style style:name="gr44" style:family="graphic" style:parent-style-name="standard" style:list-style-name="L2">
      <style:graphic-properties draw:stroke="none" draw:fill="none" draw:fill-color="#ffffff" fo:min-height="0.413cm"/>
      <style:paragraph-properties style:writing-mode="lr-tb"/>
    </style:style>
    <style:style style:name="gr45" style:family="graphic" style:parent-style-name="standard" style:list-style-name="L2">
      <style:graphic-properties draw:stroke="none" draw:fill="none" draw:textarea-horizontal-align="left" draw:textarea-vertical-align="top" draw:auto-grow-height="true" draw:auto-grow-width="true" fo:min-height="0.468cm" fo:min-width="2.123cm" fo:padding-top="0cm" fo:padding-bottom="0cm" fo:padding-left="0cm" fo:padding-right="0cm"/>
      <style:paragraph-properties style:writing-mode="lr-tb"/>
    </style:style>
    <style:style style:name="gr46" style:family="graphic" style:parent-style-name="standard" style:list-style-name="L2">
      <style:graphic-properties draw:stroke="none" draw:fill="none" draw:fill-color="#ffffff" fo:min-height="0.413cm"/>
      <style:paragraph-properties style:writing-mode="lr-tb"/>
    </style:style>
    <style:style style:name="gr47" style:family="graphic" style:parent-style-name="standard" style:list-style-name="L2">
      <style:graphic-properties draw:stroke="none" draw:fill="none" draw:textarea-horizontal-align="left" draw:textarea-vertical-align="top" draw:auto-grow-height="true" draw:auto-grow-width="true" fo:min-height="0.468cm" fo:min-width="3.27cm" fo:padding-top="0cm" fo:padding-bottom="0cm" fo:padding-left="0cm" fo:padding-right="0cm"/>
      <style:paragraph-properties style:writing-mode="lr-tb"/>
    </style:style>
    <style:style style:name="gr48" style:family="graphic" style:parent-style-name="standard" style:list-style-name="L2">
      <style:graphic-properties draw:stroke="none" draw:fill="none" draw:fill-color="#ffffff" fo:min-height="0.413cm"/>
      <style:paragraph-properties style:writing-mode="lr-tb"/>
    </style:style>
    <style:style style:name="gr49" style:family="graphic" style:parent-style-name="standard" style:list-style-name="L2">
      <style:graphic-properties draw:stroke="none" draw:fill="none" draw:textarea-horizontal-align="left" draw:textarea-vertical-align="top" draw:auto-grow-height="true" draw:auto-grow-width="true" fo:min-height="0.468cm" fo:min-width="1.776cm" fo:padding-top="0cm" fo:padding-bottom="0cm" fo:padding-left="0cm" fo:padding-right="0cm"/>
      <style:paragraph-properties style:writing-mode="lr-tb"/>
    </style:style>
    <style:style style:name="gr50" style:family="graphic" style:parent-style-name="standard" style:list-style-name="L2">
      <style:graphic-properties draw:stroke="none" draw:fill="none" draw:fill-color="#ffffff" fo:min-height="0.413cm"/>
      <style:paragraph-properties style:writing-mode="lr-tb"/>
    </style:style>
    <style:style style:name="P1" style:family="paragraph">
      <loext:graphic-properties draw:fill="solid" draw:fill-color="#576d7b"/>
    </style:style>
    <style:style style:name="P2" style:family="paragraph">
      <loext:graphic-properties draw:fill="solid" draw:fill-color="#ffffff"/>
    </style:style>
    <style:style style:name="P3" style:family="paragraph">
      <style:paragraph-properties fo:text-align="start" style:writing-mode="lr-tb"/>
    </style:style>
    <style:style style:name="P4" style:family="paragraph">
      <loext:graphic-properties draw:fill="none"/>
      <style:paragraph-properties style:writing-mode="lr-tb"/>
      <style:text-properties fo:font-size="14pt" style:font-size-asian="14pt" style:font-size-complex="14pt"/>
    </style:style>
    <style:style style:name="P5" style:family="paragraph">
      <loext:graphic-properties draw:fill="none"/>
      <style:paragraph-properties style:writing-mode="lr-tb"/>
      <style:text-properties fo:font-size="10pt" style:font-size-asian="10pt" style:font-size-complex="10pt"/>
    </style:style>
    <style:style style:name="P6" style:family="paragraph">
      <loext:graphic-properties draw:fill="none"/>
      <style:paragraph-properties style:writing-mode="lr-tb"/>
      <style:text-properties fo:font-size="36pt" style:font-size-asian="36pt" style:font-size-complex="36pt"/>
    </style:style>
    <style:style style:name="P7" style:family="paragraph">
      <style:paragraph-properties fo:text-align="start" style:writing-mode="lr-tb"/>
      <style:text-properties fo:hyphenate="false" loext:hyphenation-no-caps="false"/>
    </style:style>
    <style:style style:name="P8" style:family="paragraph">
      <loext:graphic-properties draw:fill="none"/>
      <style:paragraph-properties fo:text-align="start" style:writing-mode="lr-tb"/>
      <style:text-properties fo:font-size="10pt" style:font-size-asian="10pt" style:font-size-complex="10pt" fo:hyphenate="false" loext:hyphenation-no-caps="false"/>
    </style:style>
    <style:style style:name="P9" style:family="paragraph">
      <style:paragraph-properties fo:text-align="start"/>
      <style:text-properties fo:hyphenate="false" loext:hyphenation-no-caps="false"/>
    </style:style>
    <style:style style:name="P10" style:family="paragraph">
      <loext:graphic-properties draw:fill="none" draw:fill-color="#ffffff"/>
      <style:paragraph-properties fo:text-align="start" style:writing-mode="lr-tb"/>
      <style:text-properties fo:hyphenate="false" loext:hyphenation-no-caps="false"/>
    </style:style>
    <style:style style:name="P11" style:family="paragraph">
      <loext:graphic-properties draw:fill="none"/>
      <style:paragraph-properties fo:text-align="start" style:writing-mode="lr-tb"/>
      <style:text-properties fo:color="#3465a4" fo:font-size="11pt" style:text-underline-style="none" style:font-size-asian="11pt" style:font-size-complex="11pt" fo:hyphenate="false" loext:hyphenation-no-caps="false"/>
    </style:style>
    <style:style style:name="T1" style:family="text">
      <style:text-properties fo:color="#576d7b" style:font-name="Saira1" fo:font-size="14pt" fo:font-weight="bold" style:font-size-asian="14pt" style:font-name-complex="Saira1" style:font-size-complex="14pt" style:font-weight-complex="bold"/>
    </style:style>
    <style:style style:name="T2" style:family="text">
      <style:text-properties fo:color="#46464e" style:font-name="Sairaular1" fo:font-size="10pt" style:font-size-asian="10pt" style:font-name-complex="Sairaular1" style:font-size-complex="10pt"/>
    </style:style>
    <style:style style:name="T3" style:family="text">
      <style:text-properties fo:color="#000000" style:font-name="Saira1" fo:font-size="10pt" fo:font-weight="bold" style:font-size-asian="10pt" style:font-name-complex="Saira1" style:font-size-complex="10pt" style:font-weight-complex="bold"/>
    </style:style>
    <style:style style:name="T4" style:family="text">
      <style:text-properties fo:color="#000000" style:font-name="Sairaular1" fo:font-size="10pt" style:font-size-asian="10pt" style:font-name-complex="Sairaular1" style:font-size-complex="10pt"/>
    </style:style>
    <style:style style:name="T5" style:family="text">
      <style:text-properties fo:color="#ffffff" style:font-name="Sairaular1" fo:font-size="10pt" style:font-size-asian="10pt" style:font-name-complex="Sairaular1" style:font-size-complex="10pt"/>
    </style:style>
    <style:style style:name="T6" style:family="text">
      <style:text-properties fo:color="#ffffff" style:font-name="Saira1" fo:font-size="14pt" fo:font-weight="bold" style:font-size-asian="14pt" style:font-name-complex="Saira1" style:font-size-complex="14pt" style:font-weight-complex="bold"/>
    </style:style>
    <style:style style:name="T7" style:family="text">
      <style:text-properties fo:color="#576d7b" style:font-name="Saira1" fo:font-size="36pt" fo:font-weight="bold" style:font-size-asian="36pt" style:font-name-complex="Saira1" style:font-size-complex="36pt" style:font-weight-complex="bold"/>
    </style:style>
    <style:style style:name="T8" style:family="text">
      <style:text-properties fo:color="#3465a4" style:font-name="Sairaular1" fo:font-size="11pt" style:text-underline-style="none" fo:font-weight="bold" style:font-size-asian="11pt" style:font-weight-asian="bold" style:font-name-complex="Sairaular1" style:font-size-complex="11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11.745cm" svg:height="0.035cm" svg:x="1.234cm" svg:y="2.68cm" svg:viewBox="0 0 11746 36" draw:points="0,0 11746,0 11746,36 0,36">
          <text:p/>
        </draw:polygon>
        <draw:polygon draw:style-name="gr1" draw:text-style-name="P1" draw:layer="layout" svg:width="11.745cm" svg:height="0.035cm" svg:x="1.234cm" svg:y="4.373cm" svg:viewBox="0 0 11746 36" draw:points="0,0 11746,0 11746,36 0,36">
          <text:p/>
        </draw:polygon>
        <draw:polygon draw:style-name="gr1" draw:text-style-name="P1" draw:layer="layout" svg:width="11.745cm" svg:height="0.035cm" svg:x="1.234cm" svg:y="8.147cm" svg:viewBox="0 0 11746 36" draw:points="0,0 11746,0 11746,36 0,36">
          <text:p/>
        </draw:polygon>
        <draw:polygon draw:style-name="gr1" draw:text-style-name="P1" draw:layer="layout" svg:width="11.745cm" svg:height="0.036cm" svg:x="1.219cm" svg:y="15.199cm" svg:viewBox="0 0 11746 37" draw:points="0,0 11746,0 11746,37 0,37">
          <text:p/>
        </draw:polygon>
        <draw:polygon draw:style-name="gr1" draw:text-style-name="P1" draw:layer="layout" svg:width="11.745cm" svg:height="0.036cm" svg:x="1.219cm" svg:y="18.973cm" svg:viewBox="0 0 11746 37" draw:points="0,0 11746,0 11746,37 0,37">
          <text:p/>
        </draw:polygon>
        <draw:polygon draw:style-name="gr1" draw:text-style-name="P1" draw:layer="layout" svg:width="7.901cm" svg:height="27.934cm" svg:x="13.8cm" svg:y="0.005cm" svg:viewBox="0 0 7902 27935" draw:points="0,0 7902,0 7902,27935 0,27935">
          <text:p/>
        </draw:polygon>
        <draw:polygon draw:style-name="gr2" draw:text-style-name="P2" draw:layer="layout" svg:width="6.666cm" svg:height="0.035cm" svg:x="13.685cm" svg:y="5.855cm" svg:viewBox="0 0 6667 36" draw:points="0,0 6667,0 6667,36 0,36">
          <text:p/>
        </draw:polygon>
        <draw:polygon draw:style-name="gr2" draw:text-style-name="P2" draw:layer="layout" svg:width="6.666cm" svg:height="0.035cm" svg:x="13.685cm" svg:y="7.936cm" svg:viewBox="0 0 6667 36" draw:points="0,0 6667,0 6667,36 0,36">
          <text:p/>
        </draw:polygon>
        <draw:polygon draw:style-name="gr2" draw:text-style-name="P2" draw:layer="layout" svg:width="6.666cm" svg:height="0.035cm" svg:x="13.685cm" svg:y="13.403cm" svg:viewBox="0 0 6667 36" draw:points="0,0 6667,0 6667,36 0,36">
          <text:p/>
        </draw:polygon>
        <draw:frame draw:style-name="gr3" draw:text-style-name="P4" draw:layer="layout" svg:width="7.317cm" svg:height="0.581cm" svg:x="1.235cm" svg:y="3.774cm">
          <draw:text-box>
            <text:p text:style-name="P3"><text:span text:style-name="T1">PROFESSIONAL SUMMARY</text:span></text:p>
          </draw:text-box>
        </draw:frame>
        <draw:frame draw:style-name="gr4" draw:text-style-name="P5" draw:layer="layout" svg:width="10.467cm" svg:height="0.412cm" svg:x="1.235cm" svg:y="4.858cm">
          <draw:text-box>
            <text:p text:style-name="P3"><text:span text:style-name="T2">Hardworking and passionate software-engineer with strong</text:span></text:p>
          </draw:text-box>
        </draw:frame>
        <draw:frame draw:style-name="gr5" draw:text-style-name="P5" draw:layer="layout" svg:width="11.106cm" svg:height="0.412cm" svg:x="1.235cm" svg:y="5.422cm">
          <draw:text-box>
            <text:p text:style-name="P3"><text:span text:style-name="T2">organizational skills eager to secure a position in a challenging</text:span></text:p>
          </draw:text-box>
        </draw:frame>
        <draw:frame draw:style-name="gr6" draw:text-style-name="P5" draw:layer="layout" svg:width="11.745cm" svg:height="0.412cm" svg:x="1.235cm" svg:y="5.986cm">
          <draw:text-box>
            <text:p text:style-name="P3"><text:span text:style-name="T2">environment. Excited by problem-solving and ready to join a great</text:span></text:p>
          </draw:text-box>
        </draw:frame>
        <draw:frame draw:style-name="gr7" draw:text-style-name="P5" draw:layer="layout" svg:width="1.026cm" svg:height="0.412cm" svg:x="1.235cm" svg:y="6.551cm">
          <draw:text-box>
            <text:p text:style-name="P3"><text:span text:style-name="T2">team.</text:span></text:p>
          </draw:text-box>
        </draw:frame>
        <draw:frame draw:style-name="gr8" draw:text-style-name="P4" draw:layer="layout" svg:width="6.106cm" svg:height="0.581cm" svg:x="1.235cm" svg:y="7.548cm">
          <draw:text-box>
            <text:p text:style-name="P3"><text:span text:style-name="T1">PORTFOLIO PROJECTS</text:span></text:p>
          </draw:text-box>
        </draw:frame>
        <draw:frame draw:style-name="gr9" draw:text-style-name="P4" draw:layer="layout" svg:width="3.262cm" svg:height="0.581cm" svg:x="1.22cm" svg:y="14.6cm">
          <draw:text-box>
            <text:p text:style-name="P3"><text:span text:style-name="T1">EDUCATION</text:span></text:p>
          </draw:text-box>
        </draw:frame>
        <draw:frame draw:style-name="gr10" draw:text-style-name="P5" draw:layer="layout" svg:width="10.514cm" svg:height="0.412cm" svg:x="1.22cm" svg:y="15.684cm">
          <draw:text-box>
            <text:p text:style-name="P3"><text:span text:style-name="T3">Certificate, Software Engineering Immersive,</text:span><text:span text:style-name="T4"> 01/2022</text:span></text:p>
          </draw:text-box>
        </draw:frame>
        <draw:frame draw:style-name="gr11" draw:text-style-name="P5" draw:layer="layout" svg:width="6.627cm" svg:height="0.412cm" svg:x="1.22cm" svg:y="16.248cm">
          <draw:text-box>
            <text:p text:style-name="P3"><text:span text:style-name="T4">Bitmaker/General Assembly - Toronto</text:span></text:p>
          </draw:text-box>
        </draw:frame>
        <draw:frame draw:style-name="gr12" draw:text-style-name="P5" draw:layer="layout" svg:width="11.868cm" svg:height="0.412cm" svg:x="1.22cm" svg:y="16.812cm">
          <draw:text-box>
            <text:p text:style-name="P3"><text:span text:style-name="T2">Completed 500 hours of intensive learning, acquired new skills and</text:span></text:p>
          </draw:text-box>
        </draw:frame>
        <draw:frame draw:style-name="gr13" draw:text-style-name="P5" draw:layer="layout" svg:width="7.652cm" svg:height="0.412cm" svg:x="1.22cm" svg:y="17.377cm">
          <draw:text-box>
            <text:p text:style-name="P3"><text:span text:style-name="T2">completed projects in a team environment.</text:span></text:p>
          </draw:text-box>
        </draw:frame>
        <draw:frame draw:style-name="gr14" draw:text-style-name="P4" draw:layer="layout" svg:width="4.362cm" svg:height="0.581cm" svg:x="1.22cm" svg:y="18.374cm">
          <draw:text-box>
            <text:p text:style-name="P3"><text:span text:style-name="T1">WORK HISTORY</text:span></text:p>
          </draw:text-box>
        </draw:frame>
        <draw:frame draw:style-name="gr15" draw:text-style-name="P5" draw:layer="layout" svg:width="10.065cm" svg:height="0.412cm" svg:x="1.22cm" svg:y="19.458cm">
          <draw:text-box>
            <text:p text:style-name="P3"><text:span text:style-name="T3">Covid Screener/General Labourer</text:span><text:span text:style-name="T4">, 02/2021 - 11/2021</text:span></text:p>
          </draw:text-box>
        </draw:frame>
        <draw:frame draw:style-name="gr16" draw:text-style-name="P5" draw:layer="layout" svg:width="5.903cm" svg:height="0.412cm" svg:x="1.22cm" svg:y="20.022cm">
          <draw:text-box>
            <text:p text:style-name="P3"><text:span text:style-name="T4">AFIMAC Canada, Woodbridge, ON</text:span></text:p>
          </draw:text-box>
        </draw:frame>
        <draw:frame draw:style-name="gr17" draw:text-style-name="P5" draw:layer="layout" svg:width="3.012cm" svg:height="0.412cm" svg:x="15.378cm" svg:y="1.56cm">
          <draw:text-box>
            <text:p text:style-name="P3"><text:span text:style-name="T5">Toronto, ON M8Z</text:span></text:p>
          </draw:text-box>
        </draw:frame>
        <draw:frame draw:style-name="gr18" draw:text-style-name="P5" draw:layer="layout" svg:width="2.694cm" svg:height="0.412cm" svg:x="15.378cm" svg:y="2.583cm">
          <draw:text-box>
            <text:p text:style-name="P3"><text:span text:style-name="T5">109055997024</text:span></text:p>
          </draw:text-box>
        </draw:frame>
        <draw:frame draw:style-name="gr19" draw:text-style-name="P5" draw:layer="layout" svg:width="4.235cm" svg:height="0.412cm" svg:x="15.378cm" svg:y="3.605cm">
          <draw:text-box>
            <text:p text:style-name="P3"><text:span text:style-name="T5">mattlobo25@gmail.com</text:span></text:p>
          </draw:text-box>
        </draw:frame>
        <draw:frame draw:style-name="gr20" draw:text-style-name="P4" draw:layer="layout" svg:width="6.212cm" svg:height="0.581cm" svg:x="14.391cm" svg:y="4.656cm">
          <draw:text-box>
            <text:p text:style-name="P3"><text:span text:style-name="T6">WEBSITE, PORTFOLIO,</text:span></text:p>
          </draw:text-box>
        </draw:frame>
        <draw:frame draw:style-name="gr21" draw:text-style-name="P4" draw:layer="layout" svg:width="2.703cm" svg:height="0.581cm" svg:x="14.391cm" svg:y="5.256cm">
          <draw:text-box>
            <text:p text:style-name="P3"><text:span text:style-name="T6">PROFILES</text:span></text:p>
          </draw:text-box>
        </draw:frame>
        <draw:frame draw:style-name="gr22" draw:text-style-name="P4" draw:layer="layout" svg:width="1.92cm" svg:height="0.581cm" svg:x="14.391cm" svg:y="7.337cm">
          <draw:text-box>
            <text:p text:style-name="P3"><text:span text:style-name="T6">SKILLS</text:span></text:p>
          </draw:text-box>
        </draw:frame>
        <draw:frame draw:style-name="gr23" draw:text-style-name="P4" draw:layer="layout" svg:width="2.47cm" svg:height="0.581cm" svg:x="14.391cm" svg:y="12.804cm">
          <draw:text-box>
            <text:p text:style-name="P3"><text:span text:style-name="T6">HOBBIES</text:span></text:p>
          </draw:text-box>
        </draw:frame>
        <draw:frame draw:style-name="gr24" draw:text-style-name="P6" draw:layer="layout" svg:width="11.694cm" svg:height="1.479cm" svg:x="1.235cm" svg:y="0.956cm">
          <draw:text-box>
            <text:p text:style-name="P3"><text:span text:style-name="T7">MATTHEW LOBO</text:span></text:p>
          </draw:text-box>
        </draw:frame>
        <draw:frame draw:style-name="gr25" draw:text-style-name="P8" draw:layer="layout" svg:width="2.347cm" svg:height="0.468cm" svg:x="1.281cm" svg:y="8.732cm">
          <draw:text-box>
            <text:p text:style-name="P7"><text:span text:style-name="T8"><text:a xlink:href="https://savequest.herokuapp.com/" xlink:type="simple">SaveQuest</text:a></text:span></text:p>
          </draw:text-box>
        </draw:frame>
        <draw:frame draw:style-name="gr26" draw:text-style-name="P5" draw:layer="layout" svg:width="11.8cm" svg:height="0.412cm" svg:x="1.502cm" svg:y="20.763cm">
          <draw:text-box>
            <text:p text:style-name="P3"><text:span text:style-name="T2">Performed duties in accordance with applicable standards, policies</text:span></text:p>
          </draw:text-box>
        </draw:frame>
        <draw:frame draw:style-name="gr27" draw:text-style-name="P5" draw:layer="layout" svg:width="11.419cm" svg:height="0.412cm" svg:x="1.502cm" svg:y="21.327cm">
          <draw:text-box>
            <text:p text:style-name="P3"><text:span text:style-name="T2">and regulatory guidelines to promote safe working environment.</text:span></text:p>
          </draw:text-box>
        </draw:frame>
        <draw:frame draw:style-name="gr28" draw:text-style-name="P5" draw:layer="layout" svg:width="0.352cm" svg:height="0.412cm" svg:x="1.22cm" svg:y="20.763cm">
          <draw:text-box>
            <text:p text:style-name="P3"><text:span text:style-name="T2">•</text:span></text:p>
          </draw:text-box>
        </draw:frame>
        <draw:frame draw:style-name="gr29" draw:text-style-name="P5" draw:layer="layout" svg:width="11.898cm" svg:height="0.412cm" svg:x="1.502cm" svg:y="21.997cm">
          <draw:text-box>
            <text:p text:style-name="P3"><text:span text:style-name="T2">Exceeded goals through effective task prioritization and great work</text:span></text:p>
          </draw:text-box>
        </draw:frame>
        <draw:frame draw:style-name="gr30" draw:text-style-name="P5" draw:layer="layout" svg:width="0.984cm" svg:height="0.412cm" svg:x="1.502cm" svg:y="22.562cm">
          <draw:text-box>
            <text:p text:style-name="P3"><text:span text:style-name="T2">ethic.</text:span></text:p>
          </draw:text-box>
        </draw:frame>
        <draw:frame draw:style-name="gr28" draw:text-style-name="P5" draw:layer="layout" svg:width="0.352cm" svg:height="0.412cm" svg:x="1.22cm" svg:y="21.997cm">
          <draw:text-box>
            <text:p text:style-name="P3"><text:span text:style-name="T2">•</text:span></text:p>
          </draw:text-box>
        </draw:frame>
        <draw:frame draw:style-name="gr31" draw:text-style-name="P5" draw:layer="layout" svg:width="10.403cm" svg:height="0.412cm" svg:x="1.502cm" svg:y="23.232cm">
          <draw:text-box>
            <text:p text:style-name="P3"><text:span text:style-name="T2">Used verbal communication skills to ensure smooth flow of</text:span></text:p>
          </draw:text-box>
        </draw:frame>
        <draw:frame draw:style-name="gr32" draw:text-style-name="P5" draw:layer="layout" svg:width="1.987cm" svg:height="0.412cm" svg:x="1.502cm" svg:y="23.796cm">
          <draw:text-box>
            <text:p text:style-name="P3"><text:span text:style-name="T2">operations.</text:span></text:p>
          </draw:text-box>
        </draw:frame>
        <draw:frame draw:style-name="gr28" draw:text-style-name="P5" draw:layer="layout" svg:width="0.352cm" svg:height="0.412cm" svg:x="1.22cm" svg:y="23.232cm">
          <draw:text-box>
            <text:p text:style-name="P3"><text:span text:style-name="T2">•</text:span></text:p>
          </draw:text-box>
        </draw:frame>
        <draw:frame draw:style-name="gr33" draw:text-style-name="P5" draw:layer="layout" svg:width="4.993cm" svg:height="0.412cm" svg:x="14.673cm" svg:y="6.339cm">
          <draw:text-box>
            <text:p text:style-name="P3"><text:span text:style-name="T5">https://github.com/mattl999</text:span></text:p>
          </draw:text-box>
        </draw:frame>
        <draw:frame draw:style-name="gr28" draw:text-style-name="P5" draw:layer="layout" svg:width="0.352cm" svg:height="0.412cm" svg:x="14.391cm" svg:y="6.339cm">
          <draw:text-box>
            <text:p text:style-name="P3"><text:span text:style-name="T5">•</text:span></text:p>
          </draw:text-box>
        </draw:frame>
        <draw:frame draw:style-name="gr34" draw:text-style-name="P5" draw:layer="layout" svg:width="2.504cm" svg:height="0.412cm" svg:x="14.673cm" svg:y="8.42cm">
          <draw:text-box>
            <text:p text:style-name="P3"><text:span text:style-name="T5">Javascript ES6</text:span></text:p>
          </draw:text-box>
        </draw:frame>
        <draw:frame draw:style-name="gr28" draw:text-style-name="P5" draw:layer="layout" svg:width="0.352cm" svg:height="0.412cm" svg:x="14.391cm" svg:y="8.42cm">
          <draw:text-box>
            <text:p text:style-name="P3"><text:span text:style-name="T5">•</text:span></text:p>
          </draw:text-box>
        </draw:frame>
        <draw:frame draw:style-name="gr35" draw:text-style-name="P5" draw:layer="layout" svg:width="2.123cm" svg:height="0.412cm" svg:x="14.673cm" svg:y="8.984cm">
          <draw:text-box>
            <text:p text:style-name="P3"><text:span text:style-name="T5">MERN Stack</text:span></text:p>
          </draw:text-box>
        </draw:frame>
        <draw:frame draw:style-name="gr28" draw:text-style-name="P5" draw:layer="layout" svg:width="0.352cm" svg:height="0.412cm" svg:x="14.391cm" svg:y="8.984cm">
          <draw:text-box>
            <text:p text:style-name="P3"><text:span text:style-name="T5">•</text:span></text:p>
          </draw:text-box>
        </draw:frame>
        <draw:frame draw:style-name="gr36" draw:text-style-name="P5" draw:layer="layout" svg:width="2.593cm" svg:height="0.412cm" svg:x="14.673cm" svg:y="9.549cm">
          <draw:text-box>
            <text:p text:style-name="P3"><text:span text:style-name="T5">Python/Django</text:span></text:p>
          </draw:text-box>
        </draw:frame>
        <draw:frame draw:style-name="gr28" draw:text-style-name="P5" draw:layer="layout" svg:width="0.352cm" svg:height="0.412cm" svg:x="14.391cm" svg:y="9.549cm">
          <draw:text-box>
            <text:p text:style-name="P3"><text:span text:style-name="T5">•</text:span></text:p>
          </draw:text-box>
        </draw:frame>
        <draw:frame draw:style-name="gr37" draw:text-style-name="P5" draw:layer="layout" svg:width="2.03cm" svg:height="0.412cm" svg:x="14.673cm" svg:y="10.113cm">
          <draw:text-box>
            <text:p text:style-name="P3"><text:span text:style-name="T5">PostgreSQL</text:span></text:p>
          </draw:text-box>
        </draw:frame>
        <draw:frame draw:style-name="gr28" draw:text-style-name="P5" draw:layer="layout" svg:width="0.352cm" svg:height="0.412cm" svg:x="14.391cm" svg:y="10.113cm">
          <draw:text-box>
            <text:p text:style-name="P3"><text:span text:style-name="T5">•</text:span></text:p>
          </draw:text-box>
        </draw:frame>
        <draw:frame draw:style-name="gr38" draw:text-style-name="P5" draw:layer="layout" svg:width="4.337cm" svg:height="0.412cm" svg:x="14.673cm" svg:y="10.677cm">
          <draw:text-box>
            <text:p text:style-name="P3"><text:span text:style-name="T5">CSS3/Bootstrap/Tailwind</text:span></text:p>
          </draw:text-box>
        </draw:frame>
        <draw:frame draw:style-name="gr28" draw:text-style-name="P5" draw:layer="layout" svg:width="0.352cm" svg:height="0.412cm" svg:x="14.391cm" svg:y="10.677cm">
          <draw:text-box>
            <text:p text:style-name="P3"><text:span text:style-name="T5">•</text:span></text:p>
          </draw:text-box>
        </draw:frame>
        <draw:frame draw:style-name="gr39" draw:text-style-name="P5" draw:layer="layout" svg:width="5.471cm" svg:height="0.412cm" svg:x="14.673cm" svg:y="11.242cm">
          <draw:text-box>
            <text:p text:style-name="P3"><text:span text:style-name="T5">Analytical and Critical Thinking</text:span></text:p>
          </draw:text-box>
        </draw:frame>
        <draw:frame draw:style-name="gr28" draw:text-style-name="P5" draw:layer="layout" svg:width="0.352cm" svg:height="0.412cm" svg:x="14.391cm" svg:y="11.242cm">
          <draw:text-box>
            <text:p text:style-name="P3"><text:span text:style-name="T5">•</text:span></text:p>
          </draw:text-box>
        </draw:frame>
        <draw:frame draw:style-name="gr40" draw:text-style-name="P5" draw:layer="layout" svg:width="5.078cm" svg:height="0.412cm" svg:x="14.673cm" svg:y="11.806cm">
          <draw:text-box>
            <text:p text:style-name="P3"><text:span text:style-name="T5">Teamwork and Collaboration</text:span></text:p>
          </draw:text-box>
        </draw:frame>
        <draw:frame draw:style-name="gr28" draw:text-style-name="P5" draw:layer="layout" svg:width="0.352cm" svg:height="0.412cm" svg:x="14.391cm" svg:y="11.806cm">
          <draw:text-box>
            <text:p text:style-name="P3"><text:span text:style-name="T5">•</text:span></text:p>
          </draw:text-box>
        </draw:frame>
        <draw:frame draw:style-name="gr41" draw:text-style-name="P5" draw:layer="layout" svg:width="1.378cm" svg:height="0.412cm" svg:x="14.673cm" svg:y="13.887cm">
          <draw:text-box>
            <text:p text:style-name="P3"><text:span text:style-name="T5">Gaming</text:span></text:p>
          </draw:text-box>
        </draw:frame>
        <draw:frame draw:style-name="gr28" draw:text-style-name="P5" draw:layer="layout" svg:width="0.352cm" svg:height="0.412cm" svg:x="14.391cm" svg:y="13.887cm">
          <draw:text-box>
            <text:p text:style-name="P3"><text:span text:style-name="T5">•</text:span></text:p>
          </draw:text-box>
        </draw:frame>
        <draw:frame draw:style-name="gr42" draw:text-style-name="P5" draw:layer="layout" svg:width="1.005cm" svg:height="0.412cm" svg:x="14.673cm" svg:y="14.451cm">
          <draw:text-box>
            <text:p text:style-name="P3"><text:span text:style-name="T5">Music</text:span></text:p>
          </draw:text-box>
        </draw:frame>
        <draw:frame draw:style-name="gr28" draw:text-style-name="P5" draw:layer="layout" svg:width="0.352cm" svg:height="0.412cm" svg:x="14.391cm" svg:y="14.451cm">
          <draw:text-box>
            <text:p text:style-name="P3"><text:span text:style-name="T5">•</text:span></text:p>
          </draw:text-box>
        </draw:frame>
        <draw:frame draw:style-name="gr43" draw:text-style-name="P5" draw:layer="layout" svg:width="1.225cm" svg:height="0.412cm" svg:x="14.673cm" svg:y="15.016cm">
          <draw:text-box>
            <text:p text:style-name="P3"><text:span text:style-name="T5">Movies</text:span></text:p>
          </draw:text-box>
        </draw:frame>
        <draw:path draw:style-name="gr2" draw:text-style-name="P2" draw:layer="layout" svg:width="0.601cm" svg:height="0.601cm" svg:x="14.407cm" svg:y="1.445cm" svg:viewBox="0 0 602 602" svg:d="M602 301c0 167-134 301-301 301-166 0-301-134-301-301 0-166 135-301 301-301 167 0 301 135 301 301z">
          <text:p/>
        </draw:path>
        <draw:path draw:style-name="gr1" draw:text-style-name="P1" draw:layer="layout" svg:width="0.244cm" svg:height="0.368cm" svg:x="14.574cm" svg:y="1.578cm" svg:viewBox="0 0 245 369" svg:d="M124 172c-30 0-57-24-57-54s23-54 53-54c32 0 55 24 55 54s-20 54-51 54zM124 0c-70 0-124 54-124 125 0 27 20 77 57 140 27 50 57 90 57 90l10 14 7-10c0 0 31-44 57-90 37-67 57-114 57-141 0-74-53-128-121-128z">
          <text:p/>
        </draw:path>
        <draw:path draw:style-name="gr2" draw:text-style-name="P2" draw:layer="layout" svg:width="0.601cm" svg:height="0.602cm" svg:x="14.407cm" svg:y="2.467cm" svg:viewBox="0 0 602 603" svg:d="M602 302c0 166-134 301-301 301-166 0-301-135-301-301 0-167 135-302 301-302 167 0 301 135 301 302z">
          <text:p/>
        </draw:path>
        <draw:path draw:style-name="gr1" draw:text-style-name="P1" draw:layer="layout" svg:width="0.299cm" svg:height="0.321cm" svg:x="14.557cm" svg:y="2.601cm" svg:viewBox="0 0 300 322" svg:d="M299 260c-2 12-6 22-11 30-6 9-14 16-23 21-13 7-28 11-44 11-11 0-23-2-36-6-25-9-49-24-68-36-17-13-34-27-49-47-17-18-30-36-40-55-10-20-22-46-26-73-6-30-1-56 15-77 6-9 14-16 23-20s19-7 31-8c8 0 17 2 23 14 4 10 9 19 14 29 3 7 6 14 10 21 2 4 4 9 5 13 3 9 0 16-7 22-10 8-20 16-29 25-1 0-1 1-2 1 0 1 1 2 1 3 10 23 21 42 35 58 14 17 32 30 54 43 1 1 2 1 2 1 1 0 1-1 2-1 9-8 18-17 27-26 7-6 14-8 23-4 4 2 8 4 12 7 8 4 14 8 21 13 9 5 18 11 27 17 11 7 12 17 10 24z">
          <text:p/>
        </draw:path>
        <draw:path draw:style-name="gr2" draw:text-style-name="P2" draw:layer="layout" svg:width="0.601cm" svg:height="0.602cm" svg:x="14.407cm" svg:y="3.49cm" svg:viewBox="0 0 602 603" svg:d="M602 301c0 167-134 302-301 302-166 0-301-135-301-302 0-166 135-301 301-301 167 0 301 135 301 301z">
          <text:p/>
        </draw:path>
        <draw:path draw:style-name="gr1" draw:text-style-name="P1" draw:layer="layout" svg:width="0.331cm" svg:height="0.212cm" svg:x="14.542cm" svg:y="3.691cm" svg:viewBox="0 0 332 213" svg:d="M0 14v186l93-93zM168 150l151-150h-305l149 150c2 2 4 2 5 0zM173 173c-2 2-5 3-7 3-3 0-5-1-7-3l-53-52-92 92h304l-92-92zM332 14v186l-92-93z">
          <text:p/>
        </draw:path>
        <draw:frame draw:style-name="gr28" draw:text-style-name="P5" draw:layer="layout" svg:width="0.352cm" svg:height="0.412cm" svg:x="14.391cm" svg:y="15.016cm">
          <draw:text-box>
            <text:p text:style-name="P3"><text:span text:style-name="T5">•</text:span></text:p>
          </draw:text-box>
        </draw:frame>
        <draw:frame draw:style-name="gr44" draw:text-style-name="P10" draw:layer="layout" svg:width="11.745cm" svg:height="0.413cm" svg:x="1.302cm" svg:y="9.346cm">
          <draw:text-box>
            <text:p text:style-name="P9"><text:span text:style-name="T2">Gamified budgeting app created with React.</text:span></text:p>
          </draw:text-box>
        </draw:frame>
        <draw:frame draw:style-name="gr45" draw:text-style-name="P8" draw:layer="layout" svg:width="2.123cm" svg:height="0.468cm" svg:x="1.3cm" svg:y="10.2cm">
          <draw:text-box>
            <text:p text:style-name="P7"><text:span text:style-name="T8"><text:a xlink:href="http://hellofren.herokuapp.com/accounts/login/?next=/posts/" xlink:type="simple">HelloFren</text:a></text:span></text:p>
          </draw:text-box>
        </draw:frame>
        <draw:frame draw:style-name="gr46" draw:text-style-name="P10" draw:layer="layout" svg:width="11.745cm" svg:height="0.413cm" svg:x="1.303cm" svg:y="10.85cm">
          <draw:text-box>
            <text:p text:style-name="P9"><text:span text:style-name="T2">Social media platform created with Python/Django.</text:span></text:p>
          </draw:text-box>
        </draw:frame>
        <draw:frame draw:style-name="gr47" draw:text-style-name="P11" draw:layer="layout" svg:width="3.27cm" svg:height="0.468cm" svg:x="1.273cm" svg:y="11.6cm">
          <draw:text-box>
            <text:p text:style-name="P7"><text:span text:style-name="T8"><text:a xlink:href="https://mattl999.github.io/Simon/" xlink:type="simple">Galactic Simon</text:a></text:span></text:p>
          </draw:text-box>
        </draw:frame>
        <draw:frame draw:style-name="gr48" draw:text-style-name="P10" draw:layer="layout" svg:width="11.745cm" svg:height="0.413cm" svg:x="1.255cm" svg:y="12.23cm">
          <draw:text-box>
            <text:p text:style-name="P9"><text:span text:style-name="T2">Browser Game created with HTML/CSS/JavaScript</text:span></text:p>
          </draw:text-box>
        </draw:frame>
        <draw:frame draw:style-name="gr49" draw:text-style-name="P8" draw:layer="layout" svg:width="1.776cm" svg:height="0.468cm" svg:x="1.277cm" svg:y="13cm">
          <draw:text-box>
            <text:p text:style-name="P7"><text:span text:style-name="T8"><text:a xlink:href="http://bettrme.herokuapp.com/" xlink:type="simple">BettrMe</text:a></text:span></text:p>
          </draw:text-box>
        </draw:frame>
        <draw:frame draw:style-name="gr50" draw:text-style-name="P10" draw:layer="layout" svg:width="11.745cm" svg:height="0.413cm" svg:x="1.255cm" svg:y="13.655cm">
          <draw:text-box>
            <text:p text:style-name="P9"><text:span text:style-name="T2">Social media platform created with Python/Django.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aira1" svg:font-family="Saira"/>
    <style:font-face style:name="Sairaular1" svg:font-family="Sairaular"/>
    <style:font-face style:name="DejaVu Sans1" svg:font-family="'DejaVu Sans'" style:font-pitch="variable"/>
    <style:font-face style:name="Liberation Serif1" svg:font-family="'Liberation Serif'" style:font-pitch="variable"/>
    <style:font-face style:name="Saira" svg:font-family="Saira" style:font-pitch="variable"/>
    <style:font-face style:name="Sairaular" svg:font-family="Saira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1.2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3-29T19:43:53.538624611</dc:date>
    <meta:editing-duration>PT16M34S</meta:editing-duration>
    <meta:editing-cycles>3</meta:editing-cycles>
    <meta:generator>LibreOffice/6.4.7.2$Linux_X86_64 LibreOffice_project/40$Build-2</meta:generator>
    <meta:document-statistic meta:object-count="76"/>
  </office:meta>
</office:document-meta>
</file>